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.46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10.78mm"/>
    </style:style>
    <style:style style:name="co5" style:family="table-column">
      <style:table-column-properties fo:break-before="auto" style:column-width="9.4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28.52mm"/>
    </style:style>
    <style:style style:name="co8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21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column table:style-name="co8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</table:table-row>
        <table:table-row table:style-name="ro2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8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19"/>
        </table:table-row>
        <table:table-row table:style-name="ro2">
          <table:table-cell table:style-name="ce18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18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maxlake</text:p>
          </table:table-cell>
          <table:table-cell/>
          <table:table-cell table:style-name="ce21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18" office:value-type="string" calcext:value-type="string">
            <text:p>subasin,5</text:p>
          </table:table-cell>
          <table:table-cell table:number-columns-repeated="19"/>
        </table:table-row>
        <table:table-row table:style-name="ro2">
          <table:table-cell table:style-name="ce18" office:value-type="string" calcext:value-type="string">
            <text:p>lake_vol0_factor</text:p>
          </table:table-cell>
          <table:table-cell/>
          <table:table-cell table:style-name="ce21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8"/>
        </table:table-row>
        <table:table-row table:style-name="ro2" table:number-rows-repeated="31682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.00.0000</text:date>, <text:time style:data-style-name="N2" text:time-value="08:47:16.96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05-06-23T12:25:26</meta:creation-date>
    <dc:date>2017-12-06T11:03:48.405000000</dc:date>
    <meta:editing-cycles>241</meta:editing-cycles>
    <meta:editing-duration>P12DT3H3M46S</meta:editing-duration>
    <meta:document-statistic meta:table-count="3" meta:cell-count="1890" meta:object-count="0"/>
    <meta:user-defined meta:name="Info 1"/>
    <meta:user-defined meta:name="Info 2"/>
    <meta:user-defined meta:name="Info 3"/>
    <meta:user-defined meta:name="Info 4"/>
  </office:meta>
</office:document-meta>
</file>